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09:21:0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6822" calcext:value-type="float">
            <text:p>146822</text:p>
          </table:table-cell>
          <table:table-cell office:value-type="float" office:value="146403" calcext:value-type="float">
            <text:p>14640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29843" calcext:value-type="float">
            <text:p>29843</text:p>
          </table:table-cell>
          <table:table-cell office:value-type="float" office:value="29824" calcext:value-type="float">
            <text:p>29824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32347" calcext:value-type="float">
            <text:p>323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7176" calcext:value-type="float">
            <text:p>137176</text:p>
          </table:table-cell>
          <table:table-cell office:value-type="float" office:value="136737" calcext:value-type="float">
            <text:p>136737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33746" calcext:value-type="float">
            <text:p>33746</text:p>
          </table:table-cell>
          <table:table-cell office:value-type="float" office:value="33730" calcext:value-type="float">
            <text:p>33730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7179" calcext:value-type="float">
            <text:p>27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3233" calcext:value-type="float">
            <text:p>123233</text:p>
          </table:table-cell>
          <table:table-cell office:value-type="float" office:value="122789" calcext:value-type="float">
            <text:p>122789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35381" calcext:value-type="float">
            <text:p>35381</text:p>
          </table:table-cell>
          <table:table-cell office:value-type="float" office:value="35359" calcext:value-type="float">
            <text:p>3535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8719" calcext:value-type="float">
            <text:p>28719</text:p>
          </table:table-cell>
          <table:table-cell office:value-type="float" office:value="28718" calcext:value-type="float">
            <text:p>287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9756" calcext:value-type="float">
            <text:p>129756</text:p>
          </table:table-cell>
          <table:table-cell office:value-type="float" office:value="129322" calcext:value-type="float">
            <text:p>129322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33722" calcext:value-type="float">
            <text:p>33722</text:p>
          </table:table-cell>
          <table:table-cell office:value-type="float" office:value="33701" calcext:value-type="float">
            <text:p>33701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7889" calcext:value-type="float">
            <text:p>27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955501" calcext:value-type="float">
            <text:p>1955501</text:p>
          </table:table-cell>
          <table:table-cell office:value-type="float" office:value="1955082" calcext:value-type="float">
            <text:p>1955082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235071" calcext:value-type="float">
            <text:p>235071</text:p>
          </table:table-cell>
          <table:table-cell office:value-type="float" office:value="235055" calcext:value-type="float">
            <text:p>235055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09768" calcext:value-type="float">
            <text:p>2097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9515" calcext:value-type="float">
            <text:p>139515</text:p>
          </table:table-cell>
          <table:table-cell office:value-type="float" office:value="139100" calcext:value-type="float">
            <text:p>139100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29580" calcext:value-type="float">
            <text:p>29580</text:p>
          </table:table-cell>
          <table:table-cell office:value-type="float" office:value="29560" calcext:value-type="float">
            <text:p>2956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2931" calcext:value-type="float">
            <text:p>329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926035" calcext:value-type="float">
            <text:p>1926035</text:p>
          </table:table-cell>
          <table:table-cell office:value-type="float" office:value="1925614" calcext:value-type="float">
            <text:p>1925614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233242" calcext:value-type="float">
            <text:p>233242</text:p>
          </table:table-cell>
          <table:table-cell office:value-type="float" office:value="233226" calcext:value-type="float">
            <text:p>233226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13413" calcext:value-type="float">
            <text:p>2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901942" calcext:value-type="float">
            <text:p>1901942</text:p>
          </table:table-cell>
          <table:table-cell office:value-type="float" office:value="1901508" calcext:value-type="float">
            <text:p>1901508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26335" calcext:value-type="float">
            <text:p>226335</text:p>
          </table:table-cell>
          <table:table-cell office:value-type="float" office:value="226313" calcext:value-type="float">
            <text:p>2263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7122" calcext:value-type="float">
            <text:p>217122</text:p>
          </table:table-cell>
          <table:table-cell office:value-type="float" office:value="217113" calcext:value-type="float">
            <text:p>2171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9788" calcext:value-type="float">
            <text:p>149788</text:p>
          </table:table-cell>
          <table:table-cell office:value-type="float" office:value="149368" calcext:value-type="float">
            <text:p>149368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9314" calcext:value-type="float">
            <text:p>29314</text:p>
          </table:table-cell>
          <table:table-cell office:value-type="float" office:value="29297" calcext:value-type="float">
            <text:p>29297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1686" calcext:value-type="float">
            <text:p>316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321560" calcext:value-type="float">
            <text:p>3321560</text:p>
          </table:table-cell>
          <table:table-cell office:value-type="float" office:value="2488592" calcext:value-type="float">
            <text:p>2488592</text:p>
          </table:table-cell>
          <table:table-cell office:value-type="float" office:value="832968" calcext:value-type="float">
            <text:p>832968</text:p>
          </table:table-cell>
          <table:table-cell/>
          <table:table-cell office:value-type="float" office:value="242663" calcext:value-type="float">
            <text:p>242663</text:p>
          </table:table-cell>
          <table:table-cell office:value-type="float" office:value="242298" calcext:value-type="float">
            <text:p>24229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20837" calcext:value-type="float">
            <text:p>220837</text:p>
          </table:table-cell>
          <table:table-cell office:value-type="float" office:value="220678" calcext:value-type="float">
            <text:p>22067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M12]/([.E12]+[.I12]+[.M12])" office:value-type="percentage" office:value="0.000190763678595595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940882" calcext:value-type="float">
            <text:p>1940882</text:p>
          </table:table-cell>
          <table:table-cell office:value-type="float" office:value="1940462" calcext:value-type="float">
            <text:p>1940462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28832" calcext:value-type="float">
            <text:p>228832</text:p>
          </table:table-cell>
          <table:table-cell office:value-type="float" office:value="228816" calcext:value-type="float">
            <text:p>228816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14642" calcext:value-type="float">
            <text:p>2146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670709" calcext:value-type="float">
            <text:p>2670709</text:p>
          </table:table-cell>
          <table:table-cell office:value-type="float" office:value="2105410" calcext:value-type="float">
            <text:p>2105410</text:p>
          </table:table-cell>
          <table:table-cell office:value-type="float" office:value="565299" calcext:value-type="float">
            <text:p>565299</text:p>
          </table:table-cell>
          <table:table-cell/>
          <table:table-cell office:value-type="float" office:value="227556" calcext:value-type="float">
            <text:p>227556</text:p>
          </table:table-cell>
          <table:table-cell office:value-type="float" office:value="227245" calcext:value-type="float">
            <text:p>227245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206865" calcext:value-type="float">
            <text:p>206865</text:p>
          </table:table-cell>
          <table:table-cell office:value-type="float" office:value="206764" calcext:value-type="float">
            <text:p>206764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M14]/([.E14]+[.I14]+[.M14])" office:value-type="percentage" office:value="0.000178536390489137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943872" calcext:value-type="float">
            <text:p>1943872</text:p>
          </table:table-cell>
          <table:table-cell office:value-type="float" office:value="1943458" calcext:value-type="float">
            <text:p>1943458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31426" calcext:value-type="float">
            <text:p>231426</text:p>
          </table:table-cell>
          <table:table-cell office:value-type="float" office:value="231405" calcext:value-type="float">
            <text:p>2314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1303" calcext:value-type="float">
            <text:p>211303</text:p>
          </table:table-cell>
          <table:table-cell office:value-type="float" office:value="211301" calcext:value-type="float">
            <text:p>2113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2732" calcext:value-type="float">
            <text:p>122732</text:p>
          </table:table-cell>
          <table:table-cell office:value-type="float" office:value="122292" calcext:value-type="float">
            <text:p>12229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35934" calcext:value-type="float">
            <text:p>35934</text:p>
          </table:table-cell>
          <table:table-cell office:value-type="float" office:value="35914" calcext:value-type="float">
            <text:p>3591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8959" calcext:value-type="float">
            <text:p>289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2366" calcext:value-type="float">
            <text:p>122366</text:p>
          </table:table-cell>
          <table:table-cell office:value-type="float" office:value="121925" calcext:value-type="float">
            <text:p>121925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3269" calcext:value-type="float">
            <text:p>33269</text:p>
          </table:table-cell>
          <table:table-cell office:value-type="float" office:value="33252" calcext:value-type="float">
            <text:p>33252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29297" calcext:value-type="float">
            <text:p>292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5834" calcext:value-type="float">
            <text:p>125834</text:p>
          </table:table-cell>
          <table:table-cell office:value-type="float" office:value="125396" calcext:value-type="float">
            <text:p>125396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34969" calcext:value-type="float">
            <text:p>34969</text:p>
          </table:table-cell>
          <table:table-cell office:value-type="float" office:value="34951" calcext:value-type="float">
            <text:p>3495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28753" calcext:value-type="float">
            <text:p>287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3824" calcext:value-type="float">
            <text:p>123824</text:p>
          </table:table-cell>
          <table:table-cell office:value-type="float" office:value="123387" calcext:value-type="float">
            <text:p>123387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34537" calcext:value-type="float">
            <text:p>34537</text:p>
          </table:table-cell>
          <table:table-cell office:value-type="float" office:value="34520" calcext:value-type="float">
            <text:p>34520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28640" calcext:value-type="float">
            <text:p>286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1533" calcext:value-type="float">
            <text:p>131533</text:p>
          </table:table-cell>
          <table:table-cell office:value-type="float" office:value="131082" calcext:value-type="float">
            <text:p>131082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29570" calcext:value-type="float">
            <text:p>29570</text:p>
          </table:table-cell>
          <table:table-cell office:value-type="float" office:value="29547" calcext:value-type="float">
            <text:p>2954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894" calcext:value-type="float">
            <text:p>28894</text:p>
          </table:table-cell>
          <table:table-cell office:value-type="float" office:value="28888" calcext:value-type="float">
            <text:p>28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17355" calcext:value-type="float">
            <text:p>1517355</text:p>
          </table:table-cell>
          <table:table-cell office:value-type="float" office:value="1516932" calcext:value-type="float">
            <text:p>15169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19131" calcext:value-type="float">
            <text:p>219131</text:p>
          </table:table-cell>
          <table:table-cell office:value-type="float" office:value="219105" calcext:value-type="float">
            <text:p>2191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93373" calcext:value-type="float">
            <text:p>193373</text:p>
          </table:table-cell>
          <table:table-cell office:value-type="float" office:value="193368" calcext:value-type="float">
            <text:p>1933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63662" calcext:value-type="float">
            <text:p>463662</text:p>
          </table:table-cell>
          <table:table-cell office:value-type="float" office:value="463243" calcext:value-type="float">
            <text:p>46324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16755" calcext:value-type="float">
            <text:p>116755</text:p>
          </table:table-cell>
          <table:table-cell office:value-type="float" office:value="116737" calcext:value-type="float">
            <text:p>116737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22705" calcext:value-type="float">
            <text:p>122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67637" calcext:value-type="float">
            <text:p>467637</text:p>
          </table:table-cell>
          <table:table-cell office:value-type="float" office:value="467212" calcext:value-type="float">
            <text:p>46721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20750" calcext:value-type="float">
            <text:p>120750</text:p>
          </table:table-cell>
          <table:table-cell office:value-type="float" office:value="120732" calcext:value-type="float">
            <text:p>1207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483" calcext:value-type="float">
            <text:p>121483</text:p>
          </table:table-cell>
          <table:table-cell office:value-type="float" office:value="121481" calcext:value-type="float">
            <text:p>12148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71934" calcext:value-type="float">
            <text:p>471934</text:p>
          </table:table-cell>
          <table:table-cell office:value-type="float" office:value="471524" calcext:value-type="float">
            <text:p>47152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15950" calcext:value-type="float">
            <text:p>115950</text:p>
          </table:table-cell>
          <table:table-cell office:value-type="float" office:value="115925" calcext:value-type="float">
            <text:p>115925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0957" calcext:value-type="float">
            <text:p>1209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70969" calcext:value-type="float">
            <text:p>470969</text:p>
          </table:table-cell>
          <table:table-cell office:value-type="float" office:value="470548" calcext:value-type="float">
            <text:p>470548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2015" calcext:value-type="float">
            <text:p>112015</text:p>
          </table:table-cell>
          <table:table-cell office:value-type="float" office:value="111999" calcext:value-type="float">
            <text:p>1119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2062" calcext:value-type="float">
            <text:p>122062</text:p>
          </table:table-cell>
          <table:table-cell office:value-type="float" office:value="122060" calcext:value-type="float">
            <text:p>1220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0183" calcext:value-type="float">
            <text:p>130183</text:p>
          </table:table-cell>
          <table:table-cell office:value-type="float" office:value="129737" calcext:value-type="float">
            <text:p>129737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31076" calcext:value-type="float">
            <text:p>31076</text:p>
          </table:table-cell>
          <table:table-cell office:value-type="float" office:value="31052" calcext:value-type="float">
            <text:p>3105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397" calcext:value-type="float">
            <text:p>28397</text:p>
          </table:table-cell>
          <table:table-cell office:value-type="float" office:value="28389" calcext:value-type="float">
            <text:p>283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81809" calcext:value-type="float">
            <text:p>881809</text:p>
          </table:table-cell>
          <table:table-cell office:value-type="float" office:value="881390" calcext:value-type="float">
            <text:p>881390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74154" calcext:value-type="float">
            <text:p>174154</text:p>
          </table:table-cell>
          <table:table-cell office:value-type="float" office:value="174136" calcext:value-type="float">
            <text:p>174136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72566" calcext:value-type="float">
            <text:p>1725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89027" calcext:value-type="float">
            <text:p>1389027</text:p>
          </table:table-cell>
          <table:table-cell office:value-type="float" office:value="1388607" calcext:value-type="float">
            <text:p>1388607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02612" calcext:value-type="float">
            <text:p>202612</text:p>
          </table:table-cell>
          <table:table-cell office:value-type="float" office:value="202596" calcext:value-type="float">
            <text:p>202596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89806" calcext:value-type="float">
            <text:p>1898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7493" calcext:value-type="float">
            <text:p>157493</text:p>
          </table:table-cell>
          <table:table-cell office:value-type="float" office:value="157077" calcext:value-type="float">
            <text:p>15707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4510" calcext:value-type="float">
            <text:p>34510</text:p>
          </table:table-cell>
          <table:table-cell office:value-type="float" office:value="34494" calcext:value-type="float">
            <text:p>34494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30054" calcext:value-type="float">
            <text:p>300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4168" calcext:value-type="float">
            <text:p>144168</text:p>
          </table:table-cell>
          <table:table-cell office:value-type="float" office:value="143748" calcext:value-type="float">
            <text:p>143748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35638" calcext:value-type="float">
            <text:p>35638</text:p>
          </table:table-cell>
          <table:table-cell office:value-type="float" office:value="35622" calcext:value-type="float">
            <text:p>3562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32222" calcext:value-type="float">
            <text:p>322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45752" calcext:value-type="float">
            <text:p>945752</text:p>
          </table:table-cell>
          <table:table-cell office:value-type="float" office:value="945328" calcext:value-type="float">
            <text:p>945328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78053" calcext:value-type="float">
            <text:p>178053</text:p>
          </table:table-cell>
          <table:table-cell office:value-type="float" office:value="178037" calcext:value-type="float">
            <text:p>17803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6032" calcext:value-type="float">
            <text:p>176032</text:p>
          </table:table-cell>
          <table:table-cell office:value-type="float" office:value="176030" calcext:value-type="float">
            <text:p>1760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4623" calcext:value-type="float">
            <text:p>124623</text:p>
          </table:table-cell>
          <table:table-cell office:value-type="float" office:value="124170" calcext:value-type="float">
            <text:p>124170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33444" calcext:value-type="float">
            <text:p>33444</text:p>
          </table:table-cell>
          <table:table-cell office:value-type="float" office:value="33425" calcext:value-type="float">
            <text:p>334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555" calcext:value-type="float">
            <text:p>28555</text:p>
          </table:table-cell>
          <table:table-cell office:value-type="float" office:value="28552" calcext:value-type="float">
            <text:p>285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5502" calcext:value-type="float">
            <text:p>125502</text:p>
          </table:table-cell>
          <table:table-cell office:value-type="float" office:value="125053" calcext:value-type="float">
            <text:p>12505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34271" calcext:value-type="float">
            <text:p>34271</text:p>
          </table:table-cell>
          <table:table-cell office:value-type="float" office:value="34252" calcext:value-type="float">
            <text:p>3425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968" calcext:value-type="float">
            <text:p>28968</text:p>
          </table:table-cell>
          <table:table-cell office:value-type="float" office:value="28967" calcext:value-type="float">
            <text:p>289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38:06.364666364</dc:date>
    <meta:editing-duration>PT3M4S</meta:editing-duration>
    <meta:editing-cycles>1</meta:editing-cycles>
    <meta:document-statistic meta:table-count="1" meta:cell-count="376" meta:object-count="0"/>
    <meta:generator>LibreOffice/5.1.6.2$Linux_X86_64 LibreOffice_project/10m0$Build-2</meta:generator>
  </office:meta>
</office:document-meta>
</file>